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Таблица2" style:family="table">
      <style:table-properties style:width="17.911cm" table:align="margins" style:writing-mode="lr-tb"/>
    </style:style>
    <style:style style:name="Таблица2.A" style:family="table-column">
      <style:table-column-properties style:column-width="4.479cm" style:rel-column-width="1638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3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4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7" style:family="paragraph" style:parent-style-name="Standard">
      <style:paragraph-properties fo:margin-left="0.695cm" fo:margin-right="0cm" fo:text-indent="0cm" style:auto-text-indent="false"/>
    </style:style>
    <style:style style:name="P38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39" style:family="paragraph" style:parent-style-name="Standard">
      <style:paragraph-properties fo:margin-left="0cm" fo:margin-right="0cm" fo:line-height="0.353cm" fo:text-indent="0cm" style:auto-text-indent="false"/>
    </style:style>
    <style:style style:name="P40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43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4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5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46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47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8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9" style:family="paragraph" style:parent-style-name="Standard" style:list-style-name="Numbering_20_123">
      <style:paragraph-properties fo:line-height="0.353cm"/>
      <style:text-properties fo:font-size="10pt" officeooo:rsid="003f299a" officeooo:paragraph-rsid="003f299a" style:font-size-asian="10pt" style:font-size-complex="10pt"/>
    </style:style>
    <style:style style:name="P50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51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2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5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3dd82c" fo:background-color="#1e1e1e" style:font-weight-asian="normal" style:font-weight-complex="normal"/>
    </style:style>
    <style:style style:name="P55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56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57" style:family="paragraph" style:parent-style-name="Standard">
      <style:paragraph-properties style:line-height-at-least="0.503cm"/>
    </style:style>
    <style:style style:name="P58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59" style:family="paragraph" style:parent-style-name="Table_20_Contents">
      <style:text-properties officeooo:rsid="00408ca9" officeooo:paragraph-rsid="00408ca9"/>
    </style:style>
    <style:style style:name="P60" style:family="paragraph" style:parent-style-name="Table_20_Contents">
      <style:text-properties officeooo:rsid="004284f8" officeooo:paragraph-rsid="004284f8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e3b16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e3b16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e3b16" style:font-name-asian="Times New Roman1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37be60" style:font-name-asian="Times New Roman1" style:font-size-asian="9.5pt" style:font-size-complex="9.5pt"/>
    </style:style>
    <style:style style:name="T3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4" style:family="text">
      <style:text-properties fo:font-size="9pt" style:font-name-asian="Times New Roman1" style:font-size-asian="9pt" style:font-size-complex="9pt"/>
    </style:style>
    <style:style style:name="T35" style:family="text">
      <style:text-properties officeooo:rsid="0029e748"/>
    </style:style>
    <style:style style:name="T36" style:family="text">
      <style:text-properties officeooo:rsid="002b9f92"/>
    </style:style>
    <style:style style:name="T37" style:family="text">
      <style:text-properties officeooo:rsid="0036a4fb"/>
    </style:style>
    <style:style style:name="T38" style:family="text">
      <style:text-properties officeooo:rsid="0039a6bf"/>
    </style:style>
    <style:style style:name="T39" style:family="text">
      <style:text-properties officeooo:rsid="003dd82c"/>
    </style:style>
    <style:style style:name="T40" style:family="text">
      <style:text-properties fo:color="#569cd6" loext:opacity="100%"/>
    </style:style>
    <style:style style:name="T41" style:family="text">
      <style:text-properties fo:color="#ce9178" loext:opacity="100%"/>
    </style:style>
    <style:style style:name="T42" style:family="text">
      <style:text-properties fo:color="#b5cea8" loext:opacity="100%"/>
    </style:style>
    <style:style style:name="T43" style:family="text">
      <style:text-properties style:text-position="sub 58%" fo:font-size="10pt" style:text-underline-style="solid" style:text-underline-width="auto" style:text-underline-color="font-color" officeooo:rsid="003e3b16" style:font-name-asian="Times New Roman1" style:font-size-asian="10pt" style:font-size-complex="10pt"/>
    </style:style>
    <style:style style:name="T44" style:family="text">
      <style:text-properties style:text-position="sub 58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45" style:family="text">
      <style:text-properties style:text-position="0% 100%" fo:font-size="10pt" style:text-underline-style="solid" style:text-underline-width="auto" style:text-underline-color="font-color" officeooo:rsid="003e3b16" style:font-name-asian="Times New Roman1" style:font-size-asian="10pt" style:font-size-complex="10pt"/>
    </style:style>
    <style:style style:name="T46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47" style:family="text">
      <style:text-properties officeooo:rsid="00408ca9"/>
    </style:style>
    <style:style style:name="T48" style:family="text">
      <style:text-properties officeooo:rsid="004284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9</text:span><text:span text:style-name="T3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30</text:span><text:span text:style-name="T29">» </text:span><text:span text:style-name="T32">окт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3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4">Подпись преподавателя ________________</text:p>
      <text:p text:style-name="P9"/>
      <text:list xml:id="list362903325" text:style-name="WWNum1">
        <text:list-item>
          <text:list>
            <text:list-item>
              <text:p text:style-name="P43"><text:span text:style-name="T22">Тема:</text:span><text:span text:style-name="T18"> </text:span><text:span text:style-name="T21">П</text:span><text:span text:style-name="T20">рограммировани</text:span><text:span text:style-name="T21">е</text:span><text:span text:style-name="T20"> на языке Си.___________________</text:span><text:span text:style-name="T33">_______</text:span><text:span text:style-name="T18"> <text:s text:c="76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99098665" text:style-name="WWNum2">
        <text:list-item>
          <text:p text:style-name="P44"><text:span text:style-name="T22">Цель работы:</text:span><text:span text:style-name="T18"> </text:span><text:span text:style-name="T21">Составление и отладка простейшей программы на языке Си интеративного характера с_________ целочисленными рекуррентными</text:span><text:span text:style-name="T20">_</text:span><text:span text:style-name="T21">соотношениями, задающими некторое регулярное движение точки в________ целочисленной системе координат (i, j) с дискретным временем k и динамическим параметром движения l.____</text:span><text:span text:style-name="T33">_</text:span></text:p>
        </text:list-item>
      </text:list>
      <text:p text:style-name="P16"/>
      <text:p text:style-name="P25">_________________________________________________________________________________________________</text:p>
      <text:p text:style-name="P25">_________________________________________________________________________________________________</text:p>
      <text:p text:style-name="P15"/>
      <text:list xml:id="list125634686601606" text:continue-numbering="true" text:style-name="WWNum2">
        <text:list-item>
          <text:p text:style-name="P45"><text:span text:style-name="T22">Задание </text:span><text:span text:style-name="T4">(</text:span><text:span text:style-name="T25">вариант №</text:span><text:span text:style-name="T23"> </text:span><text:span text:style-name="T24">5</text:span><text:span text:style-name="T4">)</text:span><text:span text:style-name="T22">: </text:span><text:span text:style-name="T18">К</text:span><text:span text:style-name="T9">ольцо, ограниченное двумя окружностями с центром в точке (10, 10), радиус_________ внутренней </text:span><text:span text:style-name="T17">окружности равен 5, а радиус внешней равен 10. i</text:span><text:span text:style-name="T43">0</text:span><text:span text:style-name="T45"> = -1, j</text:span><text:span text:style-name="T43">0</text:span><text:span text:style-name="T45"> = -1, l</text:span><text:span text:style-name="T43">0</text:span><text:span text:style-name="T45"> = -9, i</text:span><text:span text:style-name="T43">k+1</text:span><text:span text:style-name="T45"> = max(j</text:span><text:span text:style-name="T43">k</text:span><text:span text:style-name="T45"> — k, <text:s/>l</text:span><text:span text:style-name="T43">k </text:span><text:span text:style-name="T18">- </text:span><text:span text:style-name="T21">k) mod 30 + max(</text:span><text:span text:style-name="T46">i</text:span><text:span text:style-name="T44">k + <text:s/></text:span><text:span text:style-name="T46">l</text:span><text:span text:style-name="T44">k</text:span><text:span text:style-name="T46">, <text:s/>j</text:span><text:span text:style-name="T44">k </text:span><text:span text:style-name="T46">+ k) mod 20, <text:s/>j</text:span><text:span text:style-name="T44">k + 1</text:span><text:span text:style-name="T46"> = (|i</text:span><text:span text:style-name="T44">k </text:span><text:span text:style-name="T46">- <text:s/>l</text:span><text:span text:style-name="T44">k</text:span><text:span text:style-name="T46">|sing( j</text:span><text:span text:style-name="T44">k </text:span><text:span text:style-name="T46">+ k) + |i</text:span><text:span text:style-name="T44">k —</text:span><text:span text:style-name="T46"> k|(j</text:span><text:span text:style-name="T44">k </text:span><text:span text:style-name="T46">+ k)) mod 20, l</text:span><text:span text:style-name="T44">k + 1 </text:span><text:span text:style-name="T46">= (i</text:span><text:span text:style-name="T44">k </text:span><text:span text:style-name="T46">+ k)(j</text:span><text:span text:style-name="T44">k —</text:span><text:span text:style-name="T46"> k)(l</text:span><text:span text:style-name="T44">k </text:span><text:span text:style-name="T46">+ k) mod 25._______</text:span></text:p>
        </text:list-item>
        <text:list-item>
          <text:p text:style-name="P46"><text:span text:style-name="T22">Оборудование </text:span><text:span text:style-name="T4">(</text:span><text:span text:style-name="T7">студента</text:span><text:span text:style-name="T4">):</text:span></text:p>
        </text:list-item>
      </text:list>
      <text:p text:style-name="P35"/>
      <text:p text:style-name="P16"/>
      <text:p text:style-name="P37"><text:span text:style-name="T4">Процессор </text:span><text:span text:style-name="T28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6">Другие устройства ________________________________________________________________________________</text:p>
      <text:p text:style-name="P26">_________________________________________________________________________________________________</text:p>
      <text:p text:style-name="P15"/>
      <text:list xml:id="list125633787574575" text:continue-numbering="true" text:style-name="WWNum2">
        <text:list-item>
          <text:p text:style-name="P47">Программное обеспечение (<text:span text:style-name="T36">студента</text:span>):</text:p>
        </text:list-item>
      </text:list>
      <text:p text:style-name="P35"/>
      <text:p text:style-name="P16"/>
      <text:p text:style-name="P37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37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37"><text:span text:style-name="T4">Система программирования </text:span><text:span text:style-name="T9">______________________________________</text:span><text:span text:style-name="T26">версия</text:span><text:span text:style-name="T4"> </text:span><text:span text:style-name="T9">_______________</text:span></text:p>
      <text:p text:style-name="P37"><text:span text:style-name="T4">Редактор текстов </text:span><text:span text:style-name="T18">_____</text:span><text:span text:style-name="T19">E</text:span><text:span text:style-name="T18">macs_______________________________________________</text:span><text:span text:style-name="T23"> версия </text:span><text:span text:style-name="T18">_</text:span><text:span text:style-name="T19">3.24.30</text:span><text:span text:style-name="T18"> <text:s text:c="2"/>_________</text:span></text:p>
      <text:p text:style-name="P38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38"><text:span text:style-name="T18">Прикладные системы и программы __</text:span><text:span text:style-name="T19">Gnuplot, bc</text:span><text:span text:style-name="T18"> <text:s text:c="135"/></text:span></text:p>
      <text:p text:style-name="P26">_________________________________________________________________________________________________</text:p>
      <text:p text:style-name="P37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1"><text:span text:style-name="T22">6. Идея, метод, алгоритм </text:span><text:span text:style-name="T34">решения задачи</text:span><text:span text:style-name="T22"> </text:span><text:span text:style-name="T34">(в формах:</text:span><text:span text:style-name="T22"> </text:span><text:span text:style-name="T34">словесной,</text:span><text:span text:style-name="T22"> </text:span><text:span text:style-name="T34">псевдокода,</text:span><text:span text:style-name="T22"> </text:span><text:span text:style-name="T34">графической</text:span><text:span text:style-name="T22"> </text:span><text:span text:style-name="T34">[блок-схема,</text:span><text:span text:style-name="T22"> </text:span><text:span text:style-name="T34">диаграмма,</text:span><text:span text:style-name="T22"> </text:span><text:span text:style-name="T34">рисунок,</text:span><text:span text:style-name="T22"> </text:span><text:span text:style-name="T34">таблица] или формальные спецификации с пред- и постусловиями)</text:span></text:p>
      <text:list xml:id="list1284351167" text:style-name="Numbering_20_123">
        <text:list-item>
          <text:p text:style-name="P49">Будем запоминать два значения аргументов i, j, l: текущее и предыдущее. При вычислении в цикле будем подставлять предыдущие значения в формулы;</text:p>
        </text:list-item>
        <text:list-item>
          <text:p text:style-name="P49">Создадим функцию max, которая возвращает максимум из двух чисел, и sign, которая возвращает -1, если число отрицательное, 0, если число равно 0, 1, если число положительное;</text:p>
        </text:list-item>
        <text:list-item>
          <text:p text:style-name="P49">Если расстояние от точки до центра окружности лежит в пределах кольца, то точка попадает в заданную область, в противном случае не попадает.</text:p>
        </text:list-item>
      </text:list>
      <text:p text:style-name="P17"/>
      <text:p text:style-name="P17"/>
      <text:p text:style-name="P17"/>
      <text:list xml:id="list1149380994" text:style-name="WWNum3">
        <text:list-item>
          <text:p text:style-name="P51"><text:span text:style-name="T22">Сценарий выполнения работы </text:span><text:span text:style-name="T34">[план работы,</text:span><text:span text:style-name="T22"> </text:span><text:span text:style-name="T34">первоначальный текст программы в черновике</text:span><text:span text:style-name="T22"> </text:span><text:span text:style-name="T34">(можно на отдельном листе)</text:span><text:span text:style-name="T22"> </text:span><text:span text:style-name="T34">и</text:span><text:span text:style-name="T22"> </text:span><text:span text:style-name="T34">тесты либо соображения по тестированию].</text:span></text:p>
        </text:list-item>
      </text:list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59">k</text:p>
          </table:table-cell>
          <table:table-cell table:style-name="Таблица2.A1" office:value-type="string">
            <text:p text:style-name="P59">i</text:p>
          </table:table-cell>
          <table:table-cell table:style-name="Таблица2.A1" office:value-type="string">
            <text:p text:style-name="P59">j</text:p>
          </table:table-cell>
          <table:table-cell table:style-name="Таблица2.D1" office:value-type="string">
            <text:p text:style-name="P59">l</text:p>
          </table:table-cell>
        </table:table-row>
        <table:table-row>
          <table:table-cell table:style-name="Таблица2.A2" office:value-type="string">
            <text:p text:style-name="P59">0</text:p>
          </table:table-cell>
          <table:table-cell table:style-name="Таблица2.A2" office:value-type="string">
            <text:p text:style-name="P59">-2</text:p>
          </table:table-cell>
          <table:table-cell table:style-name="Таблица2.A2" office:value-type="string">
            <text:p text:style-name="Table_20_Contents">-<text:span text:style-name="T47">9</text:span></text:p>
          </table:table-cell>
          <table:table-cell table:style-name="Таблица2.D2" office:value-type="string">
            <text:p text:style-name="Table_20_Contents">-<text:span text:style-name="T47">9</text:span></text:p>
          </table:table-cell>
        </table:table-row>
        <table:table-row>
          <table:table-cell table:style-name="Таблица2.A2" office:value-type="string">
            <text:p text:style-name="P59">1</text:p>
          </table:table-cell>
          <table:table-cell table:style-name="Таблица2.A2" office:value-type="string">
            <text:p text:style-name="Table_20_Contents">-<text:span text:style-name="T47">18</text:span></text:p>
          </table:table-cell>
          <table:table-cell table:style-name="Таблица2.A2" office:value-type="string">
            <text:p text:style-name="Table_20_Contents">-<text:span text:style-name="T47">11</text:span></text:p>
          </table:table-cell>
          <table:table-cell table:style-name="Таблица2.D2" office:value-type="string">
            <text:p text:style-name="Table_20_Contents">-<text:span text:style-name="T47">5</text:span></text:p>
          </table:table-cell>
        </table:table-row>
        <table:table-row>
          <table:table-cell table:style-name="Таблица2.A2" office:value-type="string">
            <text:p text:style-name="P59">2</text:p>
          </table:table-cell>
          <table:table-cell table:style-name="Таблица2.A2" office:value-type="string">
            <text:p text:style-name="Table_20_Contents">-<text:span text:style-name="T47">16</text:span></text:p>
          </table:table-cell>
          <table:table-cell table:style-name="Таблица2.A2" office:value-type="string">
            <text:p text:style-name="Table_20_Contents">-<text:span text:style-name="T47">13</text:span></text:p>
          </table:table-cell>
          <table:table-cell table:style-name="Таблица2.D2" office:value-type="string">
            <text:p text:style-name="Table_20_Contents">-<text:span text:style-name="T47">24</text:span></text:p>
          </table:table-cell>
        </table:table-row>
        <table:table-row>
          <table:table-cell table:style-name="Таблица2.A2" office:value-type="string">
            <text:p text:style-name="P59">3</text:p>
          </table:table-cell>
          <table:table-cell table:style-name="Таблица2.A2" office:value-type="string">
            <text:p text:style-name="Table_20_Contents">-<text:span text:style-name="T47">26</text:span></text:p>
          </table:table-cell>
          <table:table-cell table:style-name="Таблица2.A2" office:value-type="string">
            <text:p text:style-name="Table_20_Contents">-<text:span text:style-name="T47">18</text:span></text:p>
          </table:table-cell>
          <table:table-cell table:style-name="Таблица2.D2" office:value-type="string">
            <text:p text:style-name="Table_20_Contents">-<text:span text:style-name="T47">18</text:span></text:p>
          </table:table-cell>
        </table:table-row>
        <table:table-row>
          <table:table-cell table:style-name="Таблица2.A2" office:value-type="string">
            <text:p text:style-name="P59">4</text:p>
          </table:table-cell>
          <table:table-cell table:style-name="Таблица2.A2" office:value-type="string">
            <text:p text:style-name="Table_20_Contents">-<text:span text:style-name="T47">36</text:span></text:p>
          </table:table-cell>
          <table:table-cell table:style-name="Таблица2.A2" office:value-type="string">
            <text:p text:style-name="Table_20_Contents">-<text:span text:style-name="T47">8</text:span></text:p>
          </table:table-cell>
          <table:table-cell table:style-name="Таблица2.D2" office:value-type="string">
            <text:p text:style-name="Table_20_Contents">-<text:span text:style-name="T47">1</text:span></text:p>
          </table:table-cell>
        </table:table-row>
        <text:soft-page-break/>
        <table:table-row>
          <table:table-cell table:style-name="Таблица2.A2" office:value-type="string">
            <text:p text:style-name="P59">5</text:p>
          </table:table-cell>
          <table:table-cell table:style-name="Таблица2.A2" office:value-type="string">
            <text:p text:style-name="Table_20_Contents">-<text:span text:style-name="T47">9</text:span></text:p>
          </table:table-cell>
          <table:table-cell table:style-name="Таблица2.A2" office:value-type="string">
            <text:p text:style-name="Table_20_Contents">-<text:span text:style-name="T47">18</text:span></text:p>
          </table:table-cell>
          <table:table-cell table:style-name="Таблица2.D2" office:value-type="string">
            <text:p text:style-name="P59">12</text:p>
          </table:table-cell>
        </table:table-row>
        <table:table-row>
          <table:table-cell table:style-name="Таблица2.A2" office:value-type="string">
            <text:p text:style-name="P59">6</text:p>
          </table:table-cell>
          <table:table-cell table:style-name="Таблица2.A2" office:value-type="string">
            <text:p text:style-name="P59">9</text:p>
          </table:table-cell>
          <table:table-cell table:style-name="Таблица2.A2" office:value-type="string">
            <text:p text:style-name="Table_20_Contents">-<text:span text:style-name="T47">1</text:span></text:p>
          </table:table-cell>
          <table:table-cell table:style-name="Таблица2.D2" office:value-type="string">
            <text:p text:style-name="P59">21</text:p>
          </table:table-cell>
        </table:table-row>
        <table:table-row>
          <table:table-cell table:style-name="Таблица2.A2" office:value-type="string">
            <text:p text:style-name="P59">7</text:p>
          </table:table-cell>
          <table:table-cell table:style-name="Таблица2.A2" office:value-type="string">
            <text:p text:style-name="P59">24</text:p>
          </table:table-cell>
          <table:table-cell table:style-name="Таблица2.A2" office:value-type="string">
            <text:p text:style-name="P59">4</text:p>
          </table:table-cell>
          <table:table-cell table:style-name="Таблица2.D2" office:value-type="string">
            <text:p text:style-name="Table_20_Contents">-<text:span text:style-name="T47">9</text:span></text:p>
          </table:table-cell>
        </table:table-row>
        <table:table-row>
          <table:table-cell table:style-name="Таблица2.A2" office:value-type="string">
            <text:p text:style-name="P59">8</text:p>
          </table:table-cell>
          <table:table-cell table:style-name="Таблица2.A2" office:value-type="string">
            <text:p text:style-name="P59">11</text:p>
          </table:table-cell>
          <table:table-cell table:style-name="Таблица2.A2" office:value-type="string">
            <text:p text:style-name="P59">5</text:p>
          </table:table-cell>
          <table:table-cell table:style-name="Таблица2.D2" office:value-type="string">
            <text:p text:style-name="P59">3</text:p>
          </table:table-cell>
        </table:table-row>
        <table:table-row>
          <table:table-cell table:style-name="Таблица2.A2" office:value-type="string">
            <text:p text:style-name="P59">9</text:p>
          </table:table-cell>
          <table:table-cell table:style-name="Таблица2.A2" office:value-type="string">
            <text:p text:style-name="P59">10</text:p>
          </table:table-cell>
          <table:table-cell table:style-name="Таблица2.A2" office:value-type="string">
            <text:p text:style-name="P59">16</text:p>
          </table:table-cell>
          <table:table-cell table:style-name="Таблица2.D2" office:value-type="string">
            <text:p text:style-name="Table_20_Contents">-<text:span text:style-name="T47">10</text:span></text:p>
          </table:table-cell>
        </table:table-row>
        <table:table-row>
          <table:table-cell table:style-name="Таблица2.A2" office:value-type="string">
            <text:p text:style-name="P59">10</text:p>
          </table:table-cell>
          <table:table-cell table:style-name="Таблица2.A2" office:value-type="string">
            <text:p text:style-name="P59">12</text:p>
          </table:table-cell>
          <table:table-cell table:style-name="Таблица2.A2" office:value-type="string">
            <text:p text:style-name="P59">0</text:p>
          </table:table-cell>
          <table:table-cell table:style-name="Таблица2.D2" office:value-type="string">
            <text:p text:style-name="P59">0</text:p>
          </table:table-cell>
        </table:table-row>
        <table:table-row>
          <table:table-cell table:style-name="Таблица2.A2" office:value-type="string">
            <text:p text:style-name="P59">11</text:p>
          </table:table-cell>
          <table:table-cell table:style-name="Таблица2.A2" office:value-type="string">
            <text:p text:style-name="P59">1</text:p>
          </table:table-cell>
          <table:table-cell table:style-name="Таблица2.A2" office:value-type="string">
            <text:p text:style-name="P59">3</text:p>
          </table:table-cell>
          <table:table-cell table:style-name="Таблица2.D2" office:value-type="string">
            <text:p text:style-name="Table_20_Contents">-<text:span text:style-name="T47">8</text:span></text:p>
          </table:table-cell>
        </table:table-row>
        <table:table-row>
          <table:table-cell table:style-name="Таблица2.A2" office:value-type="string">
            <text:p text:style-name="P59">12</text:p>
          </table:table-cell>
          <table:table-cell table:style-name="Таблица2.A2" office:value-type="string">
            <text:p text:style-name="P59">6</text:p>
          </table:table-cell>
          <table:table-cell table:style-name="Таблица2.A2" office:value-type="string">
            <text:p text:style-name="P59">14</text:p>
          </table:table-cell>
          <table:table-cell table:style-name="Таблица2.D2" office:value-type="string">
            <text:p text:style-name="Table_20_Contents">-<text:span text:style-name="T47">18</text:span></text:p>
          </table:table-cell>
        </table:table-row>
        <table:table-row>
          <table:table-cell table:style-name="Таблица2.A2" office:value-type="string">
            <text:p text:style-name="P59">13</text:p>
          </table:table-cell>
          <table:table-cell table:style-name="Таблица2.A2" office:value-type="string">
            <text:p text:style-name="P59">8</text:p>
          </table:table-cell>
          <table:table-cell table:style-name="Таблица2.A2" office:value-type="string">
            <text:p text:style-name="P59">13</text:p>
          </table:table-cell>
          <table:table-cell table:style-name="Таблица2.D2" office:value-type="string">
            <text:p text:style-name="P59">-<text:span text:style-name="T48">20</text:span></text:p>
          </table:table-cell>
        </table:table-row>
        <table:table-row>
          <table:table-cell table:style-name="Таблица2.A2" office:value-type="string">
            <text:p text:style-name="P60">14</text:p>
          </table:table-cell>
          <table:table-cell table:style-name="Таблица2.A2" office:value-type="string">
            <text:p text:style-name="P60">6</text:p>
          </table:table-cell>
          <table:table-cell table:style-name="Таблица2.A2" office:value-type="string">
            <text:p text:style-name="P60">10</text:p>
          </table:table-cell>
          <table:table-cell table:style-name="Таблица2.D2" office:value-type="string">
            <text:p text:style-name="P60">7</text:p>
          </table:table-cell>
        </table:table-row>
        <table:table-row>
          <table:table-cell table:style-name="Таблица2.A2" office:value-type="string">
            <text:p text:style-name="P60">15</text:p>
          </table:table-cell>
          <table:table-cell table:style-name="Таблица2.A2" office:value-type="string">
            <text:p text:style-name="P60">0</text:p>
          </table:table-cell>
          <table:table-cell table:style-name="Таблица2.A2" office:value-type="string">
            <text:p text:style-name="P60">6</text:p>
          </table:table-cell>
          <table:table-cell table:style-name="Таблица2.D2" office:value-type="string">
            <text:p text:style-name="P59">-<text:span text:style-name="T48">10</text:span></text:p>
          </table:table-cell>
        </table:table-row>
        <table:table-row>
          <table:table-cell table:style-name="Таблица2.A2" office:value-type="string">
            <text:p text:style-name="P60">16</text:p>
          </table:table-cell>
          <table:table-cell table:style-name="Таблица2.A2" office:value-type="string">
            <text:p text:style-name="P59">-<text:span text:style-name="T48">8</text:span></text:p>
          </table:table-cell>
          <table:table-cell table:style-name="Таблица2.A2" office:value-type="string">
            <text:p text:style-name="P60">2</text:p>
          </table:table-cell>
          <table:table-cell table:style-name="Таблица2.D2" office:value-type="string">
            <text:p text:style-name="P59">-<text:span text:style-name="T48">10</text:span></text:p>
          </table:table-cell>
        </table:table-row>
        <table:table-row>
          <table:table-cell table:style-name="Таблица2.A2" office:value-type="string">
            <text:p text:style-name="P60">17</text:p>
          </table:table-cell>
          <table:table-cell table:style-name="Таблица2.A2" office:value-type="string">
            <text:p text:style-name="P60">4</text:p>
          </table:table-cell>
          <table:table-cell table:style-name="Таблица2.A2" office:value-type="string">
            <text:p text:style-name="P60">17</text:p>
          </table:table-cell>
          <table:table-cell table:style-name="Таблица2.D2" office:value-type="string">
            <text:p text:style-name="P59">-<text:span text:style-name="T48">20</text:span></text:p>
          </table:table-cell>
        </table:table-row>
        <table:table-row>
          <table:table-cell table:style-name="Таблица2.A2" office:value-type="string">
            <text:p text:style-name="P60">18</text:p>
          </table:table-cell>
          <table:table-cell table:style-name="Таблица2.A2" office:value-type="string">
            <text:p text:style-name="P60">14</text:p>
          </table:table-cell>
          <table:table-cell table:style-name="Таблица2.A2" office:value-type="string">
            <text:p text:style-name="P60">14</text:p>
          </table:table-cell>
          <table:table-cell table:style-name="Таблица2.D2" office:value-type="string">
            <text:p text:style-name="P60">19</text:p>
          </table:table-cell>
        </table:table-row>
        <table:table-row>
          <table:table-cell table:style-name="Таблица2.A2" office:value-type="string">
            <text:p text:style-name="P60">19</text:p>
          </table:table-cell>
          <table:table-cell table:style-name="Таблица2.A2" office:value-type="string">
            <text:p text:style-name="P60">13</text:p>
          </table:table-cell>
          <table:table-cell table:style-name="Таблица2.A2" office:value-type="string">
            <text:p text:style-name="P60">10</text:p>
          </table:table-cell>
          <table:table-cell table:style-name="Таблица2.D2" office:value-type="string">
            <text:p text:style-name="P59">-<text:span text:style-name="T48">20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7"/>
      <text:p text:style-name="P17"/>
      <text:p text:style-name="P17"/>
      <text:p text:style-name="P17"/>
      <text:p text:style-name="P34">Пункты 1-7 отчета составляются строго до начала лабораторной работы.</text:p>
      <text:p text:style-name="P39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2999879698" text:style-name="WWNum4">
        <text:list-item>
          <text:p text:style-name="P52"><text:span text:style-name="T22">Распечатка протокола </text:span><text:span text:style-name="T34">(подклеить листинг окончательного варианта программы с тестовыми примерами,</text:span><text:span text:style-name="T22"> </text:span><text:span text:style-name="T34">подписанный</text:span><text:span text:style-name="T22"> </text:span><text:span text:style-name="T34">преподавателем).</text:span></text:p>
        </text:list-item>
      </text:list>
      <text:p text:style-name="P54"><text:span text:style-name="T40">#include </text:span><text:span text:style-name="T41">&lt;stdio.h&gt;</text:span></text:p>
      <text:p text:style-name="P53"><text:span text:style-name="T40">#include </text:span><text:span text:style-name="T41">&lt;stdlib.h&gt;</text:span></text:p>
      <text:p text:style-name="P53"><text:span text:style-name="T40">#define i0 </text:span>-<text:span text:style-name="T42">1</text:span></text:p>
      <text:p text:style-name="P53"><text:span text:style-name="T40">#define j0 </text:span>-<text:span text:style-name="T42">1</text:span></text:p>
      <text:p text:style-name="P53"><text:span text:style-name="T40">#define l0 </text:span>-<text:span text:style-name="T42">9</text:span></text:p>
      <text:p text:style-name="P57"/>
      <text:p text:style-name="P53"><text:span text:style-name="T40">int</text:span> max(<text:span text:style-name="T40">int</text:span> a, <text:span text:style-name="T40">int</text:span> b) {</text:p>
      <text:p text:style-name="P53"><text:span text:style-name="T40">if</text:span> (a &gt; b) {</text:p>
      <text:p text:style-name="P53"><text:span text:style-name="T40">return</text:span> a;</text:p>
      <text:p text:style-name="P53">} <text:span text:style-name="T40">else</text:span> {</text:p>
      <text:p text:style-name="P53"><text:span text:style-name="T40">return</text:span> b;</text:p>
      <text:p text:style-name="P53">}</text:p>
      <text:p text:style-name="P53">}</text:p>
      <text:p text:style-name="P57"/>
      <text:p text:style-name="P53"><text:span text:style-name="T40">int</text:span> sign(<text:span text:style-name="T40">int</text:span> a) {</text:p>
      <text:p text:style-name="P53"><text:span text:style-name="T40">if</text:span> (a &lt; <text:span text:style-name="T42">0</text:span>) {</text:p>
      <text:p text:style-name="P53"><text:span text:style-name="T40">return</text:span> -<text:span text:style-name="T42">1</text:span>;</text:p>
      <text:p text:style-name="P53">}</text:p>
      <text:p text:style-name="P53"><text:span text:style-name="T40">if</text:span> (a == <text:span text:style-name="T42">0</text:span>) {</text:p>
      <text:p text:style-name="P53"><text:span text:style-name="T40">return</text:span> <text:span text:style-name="T42">0</text:span>;</text:p>
      <text:p text:style-name="P53">} <text:span text:style-name="T40">else</text:span> {</text:p>
      <text:p text:style-name="P53"><text:span text:style-name="T40">return</text:span> <text:span text:style-name="T42">1</text:span>;</text:p>
      <text:p text:style-name="P53">}</text:p>
      <text:p text:style-name="P53">}</text:p>
      <text:p text:style-name="P57"/>
      <text:p text:style-name="P53"><text:span text:style-name="T40">int</text:span> main() {</text:p>
      <text:p text:style-name="P53"><text:span text:style-name="T40">int</text:span> i = <text:span text:style-name="T40">i0</text:span>, j = <text:span text:style-name="T40">j0</text:span>, l = <text:span text:style-name="T40">l0</text:span>, ilast = i, jlast = j, llast = l;</text:p>
      <text:p text:style-name="P53"><text:span text:style-name="T40">for</text:span> (<text:span text:style-name="T40">int</text:span> k = <text:span text:style-name="T42">0</text:span>; k &lt; <text:span text:style-name="T42">50</text:span>; k++) {</text:p>
      <text:p text:style-name="P53">ilast = i;</text:p>
      <text:p text:style-name="P53">jlast = j;</text:p>
      <text:p text:style-name="P53">llast = l;</text:p>
      <text:p text:style-name="P53">i = (max(jlast - k, llast - k) % <text:span text:style-name="T42">30</text:span>) + (max(ilast + llast, jlast + k) % <text:span text:style-name="T42">20</text:span>);</text:p>
      <text:p text:style-name="P53">j = ((abs(ilast - llast) * sign(jlast + k)) + (abs(ilast - k) * (jlast + k))) % <text:span text:style-name="T42">20</text:span>;</text:p>
      <text:p text:style-name="P53">l = ((ilast + k)*(jlast - k)*(llast + k)) % <text:span text:style-name="T42">25</text:span>;</text:p>
      <text:p text:style-name="P53"><text:span text:style-name="T40">if</text:span> ((i - <text:span text:style-name="T42">10</text:span>) * (i - <text:span text:style-name="T42">10</text:span>) + (j - <text:span text:style-name="T42">10</text:span>) * (j - <text:span text:style-name="T42">10</text:span>) &lt;= <text:span text:style-name="T42">10</text:span> &amp;&amp; (i - <text:span text:style-name="T42">10</text:span>) * (i - <text:span text:style-name="T42">10</text:span>) + (j - <text:span text:style-name="T42">10</text:span>) * (j - <text:span text:style-name="T42">10</text:span>) &gt;= <text:span text:style-name="T42">5</text:span>){</text:p>
      <text:p text:style-name="P53">printf(<text:span text:style-name="T41">"Попал на шаге %d i=%d, j=%d, l=%d\n"</text:span>, k, i, j,l);</text:p>
      <text:p text:style-name="P53"><text:span text:style-name="T40">return</text:span> <text:span text:style-name="T42">0</text:span>;</text:p>
      <text:p text:style-name="P53">}</text:p>
      <text:p text:style-name="P53">}</text:p>
      <text:p text:style-name="P57"/>
      <text:p text:style-name="P53">printf(<text:span text:style-name="T41">"Не попал, i=%d, j=%d, l=%d"</text:span>,i,j,l);</text:p>
      <text:p text:style-name="P53"><text:span text:style-name="T40">return</text:span> <text:span text:style-name="T42">0</text:span>;</text:p>
      <text:p text:style-name="P53">}</text:p>
      <text:p text:style-name="P58"/>
      <text:p text:style-name="P58"/>
      <text:p text:style-name="P58">Попал на шаге 19 i=13, j=10, l=-20</text:p>
      <text:p text:style-name="P42"/>
      <text:list xml:id="list2701049436" text:style-name="WWNum5">
        <text:list-item>
          <text:p text:style-name="P55"><text:soft-page-break/><text:span text:style-name="T22">Дневник отладки </text:span><text:span text:style-name="T34">должен содержать дату и время сеансов отладки, и основные события</text:span><text:span text:style-name="T22"> </text:span><text:span text:style-name="T34">(ошибки в сценарии и программе,</text:span><text:span text:style-name="T22"> </text:span><text:span text:style-name="T34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7">№</text:p>
          </table:table-cell>
          <table:table-cell table:style-name="Таблица1.B1" office:value-type="string">
            <text:p text:style-name="P32">Лаб.</text:p>
          </table:table-cell>
          <table:table-cell table:style-name="Таблица1.B1" office:value-type="string">
            <text:p text:style-name="P28">Дата</text:p>
          </table:table-cell>
          <table:table-cell table:style-name="Таблица1.B1" office:value-type="string">
            <text:p text:style-name="P28">Время</text:p>
          </table:table-cell>
          <table:table-cell table:style-name="Таблица1.B1" office:value-type="string">
            <text:p text:style-name="P29">Событие</text:p>
          </table:table-cell>
          <table:table-cell table:style-name="Таблица1.B1" office:value-type="string">
            <text:p text:style-name="P30">Действие по исправлению</text:p>
          </table:table-cell>
          <table:table-cell table:style-name="Таблица1.B1" office:value-type="string">
            <text:p text:style-name="P31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32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32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0"/>
      <text:list xml:id="list2498269243" text:style-name="WWNum6">
        <text:list-item>
          <text:p text:style-name="P56"><text:span text:style-name="T22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48">Выводы</text:p>
        </text:list-item>
      </text:list>
      <text:p text:style-name="P22"/>
      <text:p text:style-name="P36"><text:span text:style-name="T35">Я </text:span><text:span text:style-name="T38">научился </text:span><text:span text:style-name="T48">составлять и отлаживать простейшие программы на языке Си итеративного характера с___________ целочисленными рекуррентными соотношениями, задающими регулярное некоторое движение точки в________ целочисленной системе координат (i, j) с дискретным временем k и динамическим параметром движения l.</text:span><text:span text:style-name="T38">_____ _</text:span><text:span text:style-name="T37">_________________________________ </text:span>_________________________________________________ <text:s text:c="6"/>___ <text:s text:c="13"/></text:p>
      <text:p text:style-name="P36">___________________________________________________________________ <text:s text:c="59"/></text:p>
      <text:p text:style-name="P40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3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0-30T12:56:33.463551955</dc:date>
    <meta:editing-cycles>36</meta:editing-cycles>
    <meta:editing-duration>PT3H32M52S</meta:editing-duration>
    <meta:generator>LibreOffice/7.3.6.2$Linux_X86_64 LibreOffice_project/30$Build-2</meta:generator>
    <meta:document-statistic meta:table-count="2" meta:image-count="0" meta:object-count="0" meta:page-count="4" meta:paragraph-count="174" meta:word-count="828" meta:character-count="6662" meta:non-whitespace-character-count="5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